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1c03" officeooo:paragraph-rsid="00191c03"/>
    </style:style>
    <style:style style:name="P2" style:family="paragraph" style:parent-style-name="Standard" style:list-style-name="L1">
      <style:text-properties officeooo:rsid="00191c03" officeooo:paragraph-rsid="00191c03"/>
    </style:style>
    <style:style style:name="P3" style:family="paragraph" style:parent-style-name="Standard" style:list-style-name="L1">
      <style:text-properties officeooo:paragraph-rsid="00191c03"/>
    </style:style>
    <style:style style:name="P4" style:family="paragraph" style:parent-style-name="Standard">
      <style:paragraph-properties fo:text-align="center" style:justify-single-word="false"/>
      <style:text-properties fo:font-size="18pt" officeooo:rsid="00191c03" officeooo:paragraph-rsid="00191c03" style:font-size-asian="18pt" style:font-size-complex="18pt"/>
    </style:style>
    <style:style style:name="P5" style:family="paragraph" style:parent-style-name="Standard">
      <style:text-properties fo:font-size="15pt" officeooo:rsid="00191c03" officeooo:paragraph-rsid="00191c03" style:font-size-asian="15pt" style:font-size-complex="15pt"/>
    </style:style>
    <style:style style:name="P6" style:family="paragraph" style:parent-style-name="Standard">
      <style:text-properties fo:font-size="15pt" officeooo:rsid="001b8a84" officeooo:paragraph-rsid="001b8a84" style:font-size-asian="13.1000003814697pt" style:font-size-complex="15pt"/>
    </style:style>
    <style:style style:name="P7" style:family="paragraph" style:parent-style-name="Standard">
      <style:text-properties fo:font-size="15pt" officeooo:rsid="001bee35" officeooo:paragraph-rsid="001bee35" style:font-size-asian="13.1000003814697pt" style:font-size-complex="15pt"/>
    </style:style>
    <style:style style:name="P8" style:family="paragraph" style:parent-style-name="Standard">
      <style:text-properties fo:font-size="15pt" officeooo:rsid="001d8386" officeooo:paragraph-rsid="001d8386" style:font-size-asian="13.1000003814697pt" style:font-size-complex="15pt"/>
    </style:style>
    <style:style style:name="P9" style:family="paragraph" style:parent-style-name="Standard" style:list-style-name="L2">
      <style:text-properties fo:font-size="12pt" officeooo:rsid="00199d80" officeooo:paragraph-rsid="00199d80" style:font-size-asian="10.5pt" style:font-size-complex="12pt"/>
    </style:style>
    <style:style style:name="P10" style:family="paragraph" style:parent-style-name="Standard" style:list-style-name="L2">
      <style:text-properties fo:font-size="12pt" officeooo:rsid="001b8a84" officeooo:paragraph-rsid="001b8a84" style:font-size-asian="10.5pt" style:font-size-complex="12pt"/>
    </style:style>
    <style:style style:name="P11" style:family="paragraph" style:parent-style-name="Standard">
      <style:text-properties fo:font-size="12pt" officeooo:rsid="001b8a84" officeooo:paragraph-rsid="001b8a84" style:font-size-asian="10.5pt" style:font-size-complex="12pt"/>
    </style:style>
    <style:style style:name="P12" style:family="paragraph" style:parent-style-name="Standard" style:list-style-name="L3">
      <style:text-properties fo:font-size="12pt" officeooo:rsid="001bee35" officeooo:paragraph-rsid="001bee35" style:font-size-asian="10.5pt" style:font-size-complex="12pt"/>
    </style:style>
    <style:style style:name="P13" style:family="paragraph" style:parent-style-name="Standard">
      <style:text-properties fo:font-size="12pt" officeooo:rsid="001bee35" officeooo:paragraph-rsid="001bee35" style:font-size-asian="10.5pt" style:font-size-complex="12pt"/>
    </style:style>
    <style:style style:name="P14" style:family="paragraph" style:parent-style-name="Standard" style:list-style-name="L4">
      <style:text-properties fo:font-size="12pt" officeooo:rsid="001d8386" officeooo:paragraph-rsid="001d8386" style:font-size-asian="10.5pt" style:font-size-complex="12pt"/>
    </style:style>
    <style:style style:name="P15" style:family="paragraph" style:parent-style-name="Standard" style:list-style-name="L2">
      <style:text-properties officeooo:paragraph-rsid="001b8a84"/>
    </style:style>
    <style:style style:name="T1" style:family="text">
      <style:text-properties officeooo:rsid="00191c03"/>
    </style:style>
    <style:style style:name="T2" style:family="text">
      <style:text-properties officeooo:rsid="001b8a84"/>
    </style:style>
    <style:style style:name="T3" style:family="text">
      <style:text-properties fo:font-size="12pt" officeooo:rsid="001b8a84" style:font-size-asian="10.5pt" style:font-size-complex="12pt"/>
    </style:style>
    <style:style style:name="T4" style:family="text">
      <style:text-properties officeooo:rsid="001bee35"/>
    </style:style>
    <style:style style:name="T5" style:family="text">
      <style:text-properties officeooo:rsid="001d838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ife-Craft </text:span>Basic MVP</text:p>
      <text:p text:style-name="P4">(User can consult an advisor and arrange a meeting)</text:p>
      <text:p text:style-name="P1"/>
      <text:p text:style-name="P1"/>
      <text:p text:style-name="P5">Registration</text:p>
      <text:p text:style-name="P5"/>
      <text:list text:style-name="L1">
        <text:list-item>
          <text:p text:style-name="P3"><text:span text:style-name="T1">User can signup using name,username,gmail,password.</text:span></text:p>
        </text:list-item>
        <text:list-item>
          <text:p text:style-name="P3">User can <text:span text:style-name="T1">login using gmail with password and gmail with otp.</text:span></text:p>
        </text:list-item>
        <text:list-item>
          <text:p text:style-name="P2">Use can reset password using gmail and otp.</text:p>
        </text:list-item>
        <text:list-item>
          <text:p text:style-name="P2">Resend OTP functionality.</text:p>
        </text:list-item>
        <text:list-item>
          <text:p text:style-name="P2">Login Logout functionality in frontend</text:p>
        </text:list-item>
      </text:list>
      <text:p text:style-name="P1"/>
      <text:p text:style-name="P5">Profile Setup</text:p>
      <text:p text:style-name="P5"/>
      <text:list text:style-name="L2">
        <text:list-item>
          <text:p text:style-name="P9">User can setup their profile with Age, Retirement age,Bio, Interests <text:span text:style-name="T2">and avatar.</text:span></text:p>
        </text:list-item>
        <text:list-item>
          <text:p text:style-name="P10">User can define thier dream plan or retirement goal with title, budget, timeline, Current Savings, Description about retirement plan or dream.</text:p>
        </text:list-item>
        <text:list-item>
          <text:p text:style-name="P15"><text:span text:style-name="T3">User can access a personalized-dashboard based on profile and dream.</text:span></text:p>
          <text:p text:style-name="P15"><text:span text:style-name="T3"/></text:p>
          <text:p text:style-name="P15"><text:span text:style-name="T3">User can choose an advisor from advisors list.</text:span></text:p>
          <text:p text:style-name="P10">User can book an appoinment to selected user.</text:p>
          <text:p text:style-name="P10">User get a meeting schedule from advisor.</text:p>
          <text:p text:style-name="P10">User can attend the meeting on schedule via whatsapp chat or <text:span text:style-name="T4">google meet.</text:span></text:p>
        </text:list-item>
      </text:list>
      <text:p text:style-name="P6"/>
      <text:p text:style-name="P7">Advisor Registration <text:span text:style-name="T5">and Dashboard</text:span></text:p>
      <text:p text:style-name="P7"/>
      <text:list text:style-name="L3">
        <text:list-item>
          <text:p text:style-name="P12">Advisor creates a normal user-account.</text:p>
        </text:list-item>
        <text:list-item>
          <text:p text:style-name="P12">Advisor login through that account.</text:p>
        </text:list-item>
        <text:list-item>
          <text:p text:style-name="P12">Advisor click on become an advisor button and redirects to a form for uploading details and documents. ( Form sent to admin-dashboard. Admin inspect it and accept or decline. If accepts the requested email set to advisor’s email list).</text:p>
        </text:list-item>
        <text:list-item>
          <text:p text:style-name="P12">(If accepts) Advisor can login with email and it redirects to advisor Dashboard</text:p>
        </text:list-item>
      </text:list>
      <text:p text:style-name="P13"/>
      <text:p text:style-name="P13"><text:tab/>Advisor can view appoinment requests with requesteed user’s profile,</text:p>
      <text:p text:style-name="P13"><text:tab/>Advisor can respond with a schedule to user.</text:p>
      <text:p text:style-name="P13"><text:tab/></text:p>
      <text:p text:style-name="P8">Admin Dashboard</text:p>
      <text:p text:style-name="P8"/>
      <text:list text:style-name="L4">
        <text:list-item>
          <text:p text:style-name="P14">Superuser can access admin dashboard. (Selected superuser)</text:p>
        </text:list-item>
        <text:list-item>
          <text:p text:style-name="P14">Superuser can accept or decline the advisor request.</text:p>
        </text:list-item>
      </text:list>
      <text:p text:style-name="P11"/>
      <text:p text:style-name="P11"/>
      <text:p text:style-name="P1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2:08:16.800483364</meta:creation-date>
    <dc:date>2025-09-24T12:59:02.867896619</dc:date>
    <meta:editing-duration>PT5M29S</meta:editing-duration>
    <meta:editing-cycles>1</meta:editing-cycles>
    <meta:document-statistic meta:table-count="0" meta:image-count="0" meta:object-count="0" meta:page-count="1" meta:paragraph-count="28" meta:word-count="245" meta:character-count="1488" meta:non-whitespace-character-count="1285"/>
    <meta:generator>LibreOffice/24.2.7.2$Linux_X86_64 LibreOffice_project/420$Build-2</meta:generator>
  </office:meta>
</office:document-meta>
</file>